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jira.top-academy.ru/secure/RapidBoard.jspa?rapidView=14&amp;projectKey=QA&amp;view=planning&amp;selectedIssue=QA-377&amp;issueLimit=100"><text:span text:style-name="T1">https://jira.top-academy.ru/secure/RapidBoard.jspa?rapidView=14&amp;projectKey=QA&amp;view=planning&amp;selectedIssue=QA-377&amp;issueLimit=100</text:span></text:a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